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rsid="000d50f4" officeooo:paragraph-rsid="000d50f4"/>
    </style:style>
    <style:style style:name="P2" style:family="paragraph" style:parent-style-name="Standard">
      <style:text-properties fo:language="en" fo:country="US" officeooo:rsid="000d50f4" officeooo:paragraph-rsid="00108d37"/>
    </style:style>
    <style:style style:name="P3" style:family="paragraph" style:parent-style-name="Standard">
      <style:text-properties fo:language="en" fo:country="US" officeooo:rsid="000499b4" officeooo:paragraph-rsid="000499b4"/>
    </style:style>
    <style:style style:name="P4" style:family="paragraph" style:parent-style-name="Standard">
      <style:text-properties fo:language="en" fo:country="US" officeooo:rsid="000499b4" officeooo:paragraph-rsid="00108d37"/>
    </style:style>
    <style:style style:name="P5" style:family="paragraph" style:parent-style-name="Standard">
      <style:text-properties fo:language="en" fo:country="US" officeooo:rsid="000499b4" officeooo:paragraph-rsid="004dc745"/>
    </style:style>
    <style:style style:name="P6" style:family="paragraph" style:parent-style-name="Standard">
      <style:text-properties fo:language="en" fo:country="US" officeooo:rsid="00092132" officeooo:paragraph-rsid="0021b746"/>
    </style:style>
    <style:style style:name="P7" style:family="paragraph" style:parent-style-name="Standard">
      <style:text-properties fo:language="en" fo:country="US" officeooo:rsid="000f9f09" officeooo:paragraph-rsid="00108d37"/>
    </style:style>
    <style:style style:name="P8" style:family="paragraph" style:parent-style-name="Standard">
      <style:text-properties fo:language="en" fo:country="US" officeooo:rsid="000f9f09" officeooo:paragraph-rsid="003d5d2e"/>
    </style:style>
    <style:style style:name="P9" style:family="paragraph" style:parent-style-name="Standard">
      <style:text-properties fo:language="en" fo:country="US" officeooo:rsid="000f905c" officeooo:paragraph-rsid="00108d37"/>
    </style:style>
    <style:style style:name="P10" style:family="paragraph" style:parent-style-name="Standard">
      <style:text-properties fo:language="en" fo:country="US" fo:font-style="italic" officeooo:rsid="00258cac" officeooo:paragraph-rsid="00258cac" style:font-style-asian="italic" style:font-style-complex="italic"/>
    </style:style>
    <style:style style:name="P11" style:family="paragraph" style:parent-style-name="Standard">
      <style:text-properties fo:language="en" fo:country="US" fo:font-style="italic" officeooo:rsid="0026a3ee" officeooo:paragraph-rsid="00258cac" style:font-style-asian="italic" style:font-style-complex="italic"/>
    </style:style>
    <style:style style:name="P12" style:family="paragraph" style:parent-style-name="Standard">
      <style:text-properties fo:language="en" fo:country="US" officeooo:rsid="0014a63c" officeooo:paragraph-rsid="0014a63c"/>
    </style:style>
    <style:style style:name="P13" style:family="paragraph" style:parent-style-name="Standard">
      <style:text-properties fo:language="en" fo:country="US" officeooo:rsid="00182d33" officeooo:paragraph-rsid="00182d33"/>
    </style:style>
    <style:style style:name="P14" style:family="paragraph" style:parent-style-name="Standard">
      <style:text-properties fo:language="en" fo:country="US" officeooo:rsid="00182d33" officeooo:paragraph-rsid="003c862e"/>
    </style:style>
    <style:style style:name="P15" style:family="paragraph" style:parent-style-name="Standard">
      <style:text-properties fo:language="en" fo:country="US" officeooo:rsid="00288c1f" officeooo:paragraph-rsid="0029ba40"/>
    </style:style>
    <style:style style:name="P16" style:family="paragraph" style:parent-style-name="Standard">
      <style:text-properties fo:language="en" fo:country="US" officeooo:rsid="002a3c79" officeooo:paragraph-rsid="002a3c79"/>
    </style:style>
    <style:style style:name="P17" style:family="paragraph" style:parent-style-name="Standard">
      <style:text-properties fo:language="en" fo:country="US" officeooo:rsid="002f03bf" officeooo:paragraph-rsid="002f03bf"/>
    </style:style>
    <style:style style:name="P18" style:family="paragraph" style:parent-style-name="Standard">
      <style:text-properties fo:language="en" fo:country="US" officeooo:rsid="003f003e" officeooo:paragraph-rsid="003f003e"/>
    </style:style>
    <style:style style:name="P19" style:family="paragraph" style:parent-style-name="Standard">
      <style:text-properties fo:language="en" fo:country="US" officeooo:rsid="0040fd8f" officeooo:paragraph-rsid="0040fd8f"/>
    </style:style>
    <style:style style:name="P20" style:family="paragraph" style:parent-style-name="Standard">
      <style:text-properties fo:language="en" fo:country="US" officeooo:rsid="0042eeea" officeooo:paragraph-rsid="0042eeea"/>
    </style:style>
    <style:style style:name="P21" style:family="paragraph" style:parent-style-name="Standard">
      <style:text-properties fo:language="en" fo:country="US" officeooo:rsid="00430b10" officeooo:paragraph-rsid="00430b10"/>
    </style:style>
    <style:style style:name="P22" style:family="paragraph" style:parent-style-name="Standard">
      <style:text-properties fo:language="en" fo:country="US" officeooo:rsid="003d5d2e" officeooo:paragraph-rsid="003d5d2e"/>
    </style:style>
    <style:style style:name="P23" style:family="paragraph" style:parent-style-name="Standard">
      <style:text-properties fo:language="en" fo:country="US" officeooo:rsid="0029ba40" officeooo:paragraph-rsid="0029ba40"/>
    </style:style>
    <style:style style:name="P24" style:family="paragraph" style:parent-style-name="Standard">
      <style:text-properties fo:language="en" fo:country="US" officeooo:rsid="004783d2" officeooo:paragraph-rsid="004783d2"/>
    </style:style>
    <style:style style:name="P25" style:family="paragraph" style:parent-style-name="Standard">
      <style:text-properties fo:language="en" fo:country="US" officeooo:rsid="004e4246" officeooo:paragraph-rsid="004e4246"/>
    </style:style>
    <style:style style:name="P26" style:family="paragraph" style:parent-style-name="Standard">
      <style:text-properties style:text-line-through-style="none" style:text-line-through-type="none" fo:language="en" fo:country="US" officeooo:rsid="004783d2" officeooo:paragraph-rsid="004783d2"/>
    </style:style>
    <style:style style:name="P27" style:family="paragraph" style:parent-style-name="Standard">
      <style:text-properties style:text-line-through-style="none" style:text-line-through-type="none" fo:language="en" fo:country="US" officeooo:rsid="000f9f09" officeooo:paragraph-rsid="003b3e82"/>
    </style:style>
    <style:style style:name="P28" style:family="paragraph" style:parent-style-name="Standard">
      <style:text-properties style:text-line-through-style="none" style:text-line-through-type="none" fo:language="en" fo:country="US" officeooo:rsid="004b6187" officeooo:paragraph-rsid="004b6187"/>
    </style:style>
    <style:style style:name="P29" style:family="paragraph" style:parent-style-name="Standard">
      <style:text-properties style:text-line-through-style="solid" style:text-line-through-type="single" fo:language="en" fo:country="US" officeooo:rsid="00135a99" officeooo:paragraph-rsid="00430b10"/>
    </style:style>
    <style:style style:name="T1" style:family="text">
      <style:text-properties officeooo:rsid="0009dc04"/>
    </style:style>
    <style:style style:name="T2" style:family="text">
      <style:text-properties officeooo:rsid="000bb564"/>
    </style:style>
    <style:style style:name="T3" style:family="text">
      <style:text-properties officeooo:rsid="00108d37"/>
    </style:style>
    <style:style style:name="T4" style:family="text">
      <style:text-properties officeooo:rsid="0012192b"/>
    </style:style>
    <style:style style:name="T5" style:family="text">
      <style:text-properties officeooo:rsid="00135a99"/>
    </style:style>
    <style:style style:name="T6" style:family="text">
      <style:text-properties officeooo:rsid="0014c5b6"/>
    </style:style>
    <style:style style:name="T7" style:family="text">
      <style:text-properties officeooo:rsid="00196621"/>
    </style:style>
    <style:style style:name="T8" style:family="text">
      <style:text-properties officeooo:rsid="001c81a6"/>
    </style:style>
    <style:style style:name="T9" style:family="text">
      <style:text-properties officeooo:rsid="00217781"/>
    </style:style>
    <style:style style:name="T10" style:family="text">
      <style:text-properties officeooo:rsid="0022789a"/>
    </style:style>
    <style:style style:name="T11" style:family="text">
      <style:text-properties officeooo:rsid="0023fa0c"/>
    </style:style>
    <style:style style:name="T12" style:family="text">
      <style:text-properties officeooo:rsid="00288c1f"/>
    </style:style>
    <style:style style:name="T13" style:family="text">
      <style:text-properties officeooo:rsid="00296a79"/>
    </style:style>
    <style:style style:name="T14" style:family="text">
      <style:text-properties officeooo:rsid="0029ba40"/>
    </style:style>
    <style:style style:name="T15" style:family="text">
      <style:text-properties officeooo:rsid="002ccaec"/>
    </style:style>
    <style:style style:name="T16" style:family="text">
      <style:text-properties officeooo:rsid="002ec297"/>
    </style:style>
    <style:style style:name="T17" style:family="text">
      <style:text-properties officeooo:rsid="002f03bf"/>
    </style:style>
    <style:style style:name="T18" style:family="text">
      <style:text-properties officeooo:rsid="00368e90"/>
    </style:style>
    <style:style style:name="T19" style:family="text">
      <style:text-properties officeooo:rsid="0036dcce"/>
    </style:style>
    <style:style style:name="T20" style:family="text">
      <style:text-properties style:text-line-through-style="none" style:text-line-through-type="none"/>
    </style:style>
    <style:style style:name="T21" style:family="text">
      <style:text-properties style:text-line-through-style="none" style:text-line-through-type="none" officeooo:rsid="00391fa2"/>
    </style:style>
    <style:style style:name="T22" style:family="text">
      <style:text-properties style:text-line-through-style="none" style:text-line-through-type="none" officeooo:rsid="004bd173"/>
    </style:style>
    <style:style style:name="T23" style:family="text">
      <style:text-properties officeooo:rsid="003a59b7"/>
    </style:style>
    <style:style style:name="T24" style:family="text">
      <style:text-properties officeooo:rsid="004248b1"/>
    </style:style>
    <style:style style:name="T25" style:family="text">
      <style:text-properties officeooo:rsid="0044e9e7"/>
    </style:style>
    <style:style style:name="T26" style:family="text">
      <style:text-properties officeooo:rsid="0049be6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>TJITZE</text:p>
      <text:p text:style-name="P3">“My Library”</text:p>
      <text:p text:style-name="P3"/>
      <text:p text:style-name="P6">Inspired by when I’m <text:span text:style-name="T1">browsing books</text:span> <text:span text:style-name="T11">unsure</text:span> if I already own a <text:span text:style-name="T10">certain</text:span> <text:span text:style-name="T10">one</text:span> or not.</text:p>
      <text:p text:style-name="P3"/>
      <text:p text:style-name="P3"><text:span text:style-name="T6">Purpose;</text:span> to help keep track of which books you<text:span text:style-name="T4"> own, or have lent to someone and who</text:span>.</text:p>
      <text:p text:style-name="P3"/>
      <text:p text:style-name="P10">Platform</text:p>
      <text:p text:style-name="P14"><text:span text:style-name="T19">An HTML5</text:span> site with a<text:span text:style-name="T21"> PHP/</text:span><text:span text:style-name="T22">MySql</text:span> databas<text:span text:style-name="T20">e.</text:span></text:p>
      <text:p text:style-name="P26">Jquery, Bootstrap4.</text:p>
      <text:p text:style-name="P13"/>
      <text:p text:style-name="P11">Pages</text:p>
      <text:p text:style-name="P8"><text:span text:style-name="T23">Home page</text:span> with a counter that shows the <text:span text:style-name="T5">number</text:span> of books <text:span text:style-name="T5">registered and </text:span></text:p>
      <text:p text:style-name="P22">A navbar/<text:span text:style-name="T26">menu</text:span> with options like register, login, and ‘browse’/’manage’.</text:p>
      <text:p text:style-name="P24">Login/Join membership / create account</text:p>
      <text:p text:style-name="P18">Browse; my books, authors, series, genres</text:p>
      <text:p text:style-name="P18">Manage; add, remove, </text:p>
      <text:p text:style-name="P18"/>
      <text:p text:style-name="P19">An insert page where new books can be added with inputs like; Title, writer, genre, series</text:p>
      <text:p text:style-name="P19">A search page where <text:span text:style-name="T24">there can be searched based on those categories</text:span></text:p>
      <text:p text:style-name="P20">A generated page for each book <text:span text:style-name="T25">retrieving the information about it with a checkbox to indicate if you’ve read it and a button to mark that you’ve lend it to someone</text:span></text:p>
      <text:p text:style-name="P21">A button to add another book to a series</text:p>
      <text:p text:style-name="P29"/>
      <text:p text:style-name="P27"/>
      <text:p text:style-name="P28">A ‘Sign Up’ screen with username password and email fields that checks for valid inputs.</text:p>
      <text:p text:style-name="P28">A ‘Login’ screen with a password reset function</text:p>
      <text:p text:style-name="P15">Insert screen with multiple inputs, <text:span text:style-name="T14">like</text:span>; <text:span text:style-name="T13">Title, writer, genre, series.</text:span></text:p>
      <text:p text:style-name="P23">A search screen for each category with a search bar and a list that narrows based on the input.</text:p>
      <text:p text:style-name="P16">A <text:span text:style-name="T17">generated</text:span> page for each book, <text:span text:style-name="T17">retrieves the information stored about it</text:span>, the only screens not directly reached by the menu, <text:span text:style-name="T16">button to add one more to a series, button to mark that you’ve read it, button to mark/unmark that you’ve lend it to someone.</text:span></text:p>
      <text:p text:style-name="P16"/>
      <text:p text:style-name="P17">Databas<text:span text:style-name="T18">e with the title as the id key</text:span></text:p>
      <text:p text:style-name="P7"/>
      <text:p text:style-name="P9"><text:span text:style-name="T12">Drop-down/main</text:span> menu with options <text:span text:style-name="T7">like;</text:span> Insert, Delete, Search <text:span text:style-name="T15">by…</text:span></text:p>
      <text:p text:style-name="P9"/>
      <text:p text:style-name="P4"/>
      <text:p text:style-name="P2">Insert screen.</text:p>
      <text:p text:style-name="P5">Input <text:span text:style-name="T2">for</text:span> the <text:span text:style-name="T3">Title</text:span>, Writers <text:span text:style-name="T2">and</text:span> <text:span text:style-name="T2">G</text:span>enre and be able to <text:span text:style-name="T9">select to</text:span> search based on <text:span text:style-name="T9">any</text:span> those</text:p>
      <text:p text:style-name="P3">Button to add another part in a series.</text:p>
      <text:p text:style-name="P12">Button to to toggle an indication that you’<text:span text:style-name="T7">re still reading or have</text:span> read the book.</text:p>
      <text:p text:style-name="P3">A button to select that you’ve len<text:span text:style-name="T5">t</text:span> a book to someone.</text:p>
      <text:p text:style-name="P3"/>
      <text:p text:style-name="P1"><text:span text:style-name="T8">A means for s</text:span>toring and removing the data.</text:p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nl" fo:country="NL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nl" fo:country="NL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09-12T08:07:08.223000000</meta:creation-date>
    <meta:generator>LibreOffice/6.4.0.3$Windows_X86_64 LibreOffice_project/b0a288ab3d2d4774cb44b62f04d5d28733ac6df8</meta:generator>
    <dc:date>2020-09-17T13:07:36.811000000</dc:date>
    <meta:editing-duration>P33DT14H45M32S</meta:editing-duration>
    <meta:editing-cycles>51</meta:editing-cycles>
    <meta:document-statistic meta:table-count="0" meta:image-count="0" meta:object-count="0" meta:page-count="1" meta:paragraph-count="30" meta:word-count="327" meta:character-count="1832" meta:non-whitespace-character-count="1533"/>
  </office:meta>
</office:document-meta>
</file>